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officeooo:paragraph-rsid="0013ef10" style:font-size-asian="14pt" style:font-weight-asian="bold" style:font-size-complex="14pt" style:font-weight-complex="bold"/>
    </style:style>
    <style:style style:name="T1" style:family="text">
      <style:text-properties officeooo:rsid="0013ef10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13ef10" style:font-size-asian="15pt" style:font-size-complex="15pt"/>
    </style:style>
    <style:style style:name="T4" style:family="text">
      <style:text-properties officeooo:rsid="0015aa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2"><text:tab/></text:span><text:span text:style-name="T3">VİZYON</text:span></text:p>
      <text:p text:style-name="P1"><text:span text:style-name="T1"/></text:p>
      <text:p text:style-name="P2"><text:span text:style-name="T1">Tiyatro e-bilet sistemi, müşterilerin tiyatro bileti almalarını sağlamak için gerçekleştirilmiştir. Sadece bir tiyatro salonuna ait bilet durumunu değil Türkiye'deki tüm tiyatro gösterimleri hakkında bilgi vermek üzerine kurulmuştur.</text:span></text:p>
      <text:p text:style-name="P2"><text:span text:style-name="T1"/></text:p>
      <text:p text:style-name="P2"><text:span text:style-name="T1">Bu sistem web üzerinden bilet satışı sağlamaktadır. Sunduğu imkanlar ise şöyledir: İstenilen şehirde bir konumdaki tiyatro gösterimleri, gösterim zamanları, konusu, oyuncuları, baş rol oyuncuları, yönetmeni, </text:span><text:span text:style-name="T4">gösterim süresi</text:span><text:span text:style-name="T1"> bilgisini kullanıcıya sunar. Eğer bilet satın alınmak istenirse mümkün olan koltuk numaralarını gösterir.</text:span></text:p>
      <text:p text:style-name="P2"><text:span text:style-name="T1"/></text:p>
      <text:p text:style-name="P2"><text:span text:style-name="T1">Aynı zamanda kullanıcı tiyatro adını yazarak da site üzerinden gösterim araması yapabilmektedir.</text:span></text:p>
      <text:p text:style-name="P2"><text:span text:style-name="T1"/></text:p>
      <text:p text:style-name="P2"><text:span text:style-name="T1">Bilet satın alırken müşteriler çocuk, öğrenci, yetişkinler olmak üzere tarifelendirilirler. Çocuklar %</text:span><text:span text:style-name="T4">25 </text:span><text:span text:style-name="T1">(2-11 yaş), yetişkin</text:span><text:span text:style-name="T4">ler</text:span><text:span text:style-name="T1"> (+12) </text:span><text:span text:style-name="T4">normal tarife, öğrenciler %15 indirim tarifesiyle bilet satın alabilmektedirl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7T08:26:47</meta:creation-date>
    <dc:date>2014-02-17T08:43:53</dc:date>
    <meta:editing-duration>PT1M56S</meta:editing-duration>
    <meta:editing-cycles>1</meta:editing-cycles>
    <meta:document-statistic meta:table-count="0" meta:image-count="0" meta:object-count="0" meta:page-count="1" meta:paragraph-count="5" meta:word-count="105" meta:character-count="883" meta:non-whitespace-character-count="779"/>
    <meta:generator>LibreOffice/4.0.2.2$Linux_x86 LibreOffice_project/400m0$Build-2</meta:generator>
  </office:meta>
</office:document-meta>
</file>